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671" officeooo:paragraph-rsid="001ff671"/>
    </style:style>
    <style:style style:name="P2" style:family="paragraph" style:parent-style-name="Standard">
      <style:text-properties officeooo:rsid="00205228" officeooo:paragraph-rsid="00205228"/>
    </style:style>
    <style:style style:name="P3" style:family="paragraph" style:parent-style-name="Standard">
      <style:text-properties officeooo:rsid="0021a1a5" officeooo:paragraph-rsid="0021a1a5"/>
    </style:style>
    <style:style style:name="P4" style:family="paragraph" style:parent-style-name="Standard">
      <style:text-properties officeooo:rsid="002273e4" officeooo:paragraph-rsid="002273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f) Reduced number of steps i.e. O(log(N)) instead of O(n). Hence faster runtime.</text:p>
      <text:p text:style-name="P1"/>
      <text:p text:style-name="P2">2a)</text:p>
      <text:p text:style-name="P2">for (int i= 0; i &lt; N; ++i)</text:p>
      <text:p text:style-name="P2"/>
      <text:p text:style-name="P2">2b)</text:p>
      <text:p text:style-name="P2">double sum;</text:p>
      <text:p text:style-name="P2"/>
      <text:p text:style-name="P3">MPI_Init(&amp;argc, &amp;argv);</text:p>
      <text:p text:style-name="P3"/>
      <text:p text:style-name="P2">int rank, size;</text:p>
      <text:p text:style-name="P2">MPI_Comm_size(MPI_COMM_WORLD, &amp;size);</text:p>
      <text:p text:style-name="P2">MPI_Comm_rank(MPI_COMM_WORLD, &amp;rank);</text:p>
      <text:p text:style-name="P2"/>
      <text:p text:style-name="P2">if(rank == 0)</text:p>
      <text:p text:style-name="P2"><text:tab/>MPI_Send(&amp;sum, 1, MPI_DOUBLE, 1, 123, MPI_COMM_WORLD);</text:p>
      <text:p text:style-name="P2"><text:tab/>MPI_Recv(&amp;sum, 1, MPI_DOUBLE MPI_ANY_SOURCE, MPI_ANY_TAG, <text:tab/><text:tab/><text:tab/><text:tab/> <text:s text:c="6"/>MPI_COMM_WORLD, <text:s/>MPI_STATUS_IGNORE);</text:p>
      <text:p text:style-name="P2">else</text:p>
      <text:p text:style-name="P2"><text:tab/>MPI_Recv(&amp;sum, 1, MPI_DOUBLE MPI_ANY_SOURCE, MPI_ANY_TAG, <text:tab/><text:tab/><text:tab/><text:tab/> <text:s text:c="6"/>MPI_COMM_WORLD, <text:s/>MPI_STATUS_IGNORE);</text:p>
      <text:p text:style-name="P2"><text:tab/>MPI_Send(&amp;sum, 1, MPI_DOUBLE, 1, 123, MPI_COMM_WORLD);</text:p>
      <text:p text:style-name="P2"/>
      <text:p text:style-name="P2">MPI_Finalize();</text:p>
      <text:p text:style-name="P2"/>
      <text:p text:style-name="P2">- instantiate sum and not important_value</text:p>
      <text:p text:style-name="P2">- open up and close MPI region</text:p>
      <text:p text:style-name="P2">- message is of type MPI_DOUBLE</text:p>
      <text:p text:style-name="P2">- avoid race condition</text:p>
      <text:p text:style-name="P2"/>
      <text:p text:style-name="P2">2c)</text:p>
      <text:p text:style-name="P3">Doesn’t finish in any case because all ranks need to call MPI_Bcast since it is a collective operation. Hence, one can forget about the if else statement and just do</text:p>
      <text:p text:style-name="P3"/>
      <text:p text:style-name="P3"/>
      <text:p text:style-name="P3">MPI_Init(&amp;argc, &amp;argv);</text:p>
      <text:p text:style-name="P3"/>
      <text:p text:style-name="P4">int rank, size;</text:p>
      <text:p text:style-name="P4">MPI_Comm_size(MPI_COMM_WORLD, &amp;size);</text:p>
      <text:p text:style-name="P4">MPI_Comm_rank(MPI_COMM_WORLD, &amp;rank);</text:p>
      <text:p text:style-name="P4"/>
      <text:p text:style-name="P4">int bval = <text:s/>rank;</text:p>
      <text:p text:style-name="P4">MPI_Bcast(&amp;bval, 1, MPI_INT, 0, MPI_COMM_WORLD);</text:p>
      <text:p text:style-name="P4"/>
      <text:p text:style-name="P4">cout &lt;&lt; "[" &lt;&lt; rank &lt;&lt; "] " &lt;&lt; bval &lt;&lt; endl;</text:p>
      <text:p text:style-name="P4"/>
      <text:p text:style-name="P4">MPI_Finalize();</text:p>
      <text:p text:style-name="P4">return 0;</text:p>
      <text:p text:style-name="P4"/>
      <text:p text:style-name="P4">which would print</text:p>
      <text:p text:style-name="P4">rank 1: deadlock since no receiver</text:p>
      <text:p text:style-name="P4">rank &gt; 1: for each 0&lt; i&lt; N → [i]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0:32:14.403431605</meta:creation-date>
    <dc:date>2018-11-23T10:59:50.716075140</dc:date>
    <meta:editing-duration>PT13M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72" meta:character-count="1212" meta:non-whitespace-character-count="1045"/>
  </office:meta>
</office:document-meta>
</file>